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“data”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didate 1 – rate 0.8 H2064_516 code, 10% PER MPP @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Add 8dB for multipath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“data”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didate 2 – rate 1/2 H256_768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-4.90756021097943" calcext:value-type="float">
            <text:p>-4.91</text:p>
          </table:table-cell>
          <table:table-cell/>
          <table:table-cell office:value-type="string" calcext:value-type="string">
            <text:p>Add 8dB for multipath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7:34:52.090187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6-07T19:31:14.917711735</dc:date>
    <meta:editing-duration>P1DT13H10M9S</meta:editing-duration>
    <meta:editing-cycles>51</meta:editing-cycles>
    <meta:generator>LibreOffice/6.0.7.3$Linux_X86_64 LibreOffice_project/00m0$Build-3</meta:generator>
    <dc:creator>David </dc:creator>
    <meta:document-statistic meta:table-count="5" meta:cell-count="419" meta:object-count="0"/>
  </office:meta>
</office:document-meta>
</file>